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laus &amp; Werner </text:p>
      <text:p text:style-name="Standard">Die meisten Waffenhersteller variieren ihre Produktionslinien. A&amp;R stellt Reaktoren her, GreyCat baut Buggies. Sogar Behring, die als der absolute Standard für Laserwaffen angesehen werden, stellen nebenbei auch Schildgeneratoren her. Klaus &amp; Werner machen das nicht. Sie machen Waffen und sie machen sie gut. </text:p>
      <text:p text:style-name="Standard"/>
      <text:p text:style-name="Standard">Die simple Philosophie war das geistige Kind von Hector Klaus, einem erfolgreichen Waffenerfinder, der davon überzeugt war, dass vor allem die Einfachheit eines Designs den entscheidenden Vorteil in einer Kampfsituation bringt. Er befürwortete, Waffen so herzustellen, dass sie möglichst wenig bewegliche Teile besitzen umso die Kette an Nachschub zu verkürzen und Waffenrollen wo immer möglich neu zu definieren. </text:p>
      <text:p text:style-name="Standard"/>
      <text:p text:style-name="Standard">Klaus begann seine Karriere in Behrings berühmten Terra Labor, wo seine Designs hoch gelobt wurden, seine Philosophie jedoch ignoriert wurde. Militärische Verträge sind dann am profitabelsten, wenn sie bedeuten, dass die Firma lange Ersatzteile, Upgrade-Kits und andere Wartungsmaterialien liefern kann. Ein zufälliges Treffen mit Jessica Werner, der Witwe eines reichen Industriellen, führte zur Kündigung von Klaus bei Behring und der Gründung eines neuen Unternehmens, basierend auf seinen Prinzipien.</text:p>
      <text:p text:style-name="Standard"/>
      <text:p text:style-name="Standard">In den folgenden Jahren wurde Klaus &amp; Werner ein allgemein bekannter Name. Zivile Piloten aller Art vertrauen auf ihre günstigen, effektiven Waffensysteme und die Sparte für Handfeuerwaffen hat bereits großen Erfolg erlebt. Das Unternehmen hatte jedoch bislang nur geringen Erfolg im militärischen Bereich. Wiederholte Gebote auf lukrative Militäraufträge führten nur zu symbolischen Ordern, während Army und Navy weiterhin lieber auf etablierte Namen wie Behring für ihre Waffentechnologien setzen. </text:p>
      <text:p text:style-name="Standard"/>
      <text:p text:style-name="Standard">CF Serie </text:p>
      <text:p text:style-name="Standard">Die größte Limitierung bei Laserwaffen ist definitiv ihr geringes Schadenspotenzial. Laser laden schnell auf, sie wirken auf eine Vielzahl unterschiedlicher Energiefelder und Panzerungen ein und sie verursachen saubere Treffer. Trotz aller Versuche die Batteriekapazitäten und Energieerzeugung zu erhöhen, hat es bisher aber niemand geschafft eine Laserwaffe zu entwickeln die denselben Schaden wie eine Neutronen- oder Kinetikwaffe verursacht. Die meisten Hersteller arbeiten um diese Limitierung herum indem sie Reichweite und Präzision erhöhen. </text:p>
      <text:p text:style-name="Standard"/>
      <text:p text:style-name="Standard">Nicht so Klaus &amp; Werner. Die CF-Serie der Laser-Repeater basiert auf einem ganz und gar anderen Prinzip: Erziele möglichst schnell so viele Treffer wie möglich, auf einem so großen Feld wie möglich. Die Modelle der CF-Serie, der Bulldog, der Badger und der Panther gehören momentan zu den meistverkauften Produkten von Klaus &amp; Werner. </text:p>
      <text:p text:style-name="Standard"/>
      <text:p text:style-name="Standard">Klaus &amp; Werner präsentiert den CF-007 Bulldog-Laser-Repeater als ihren „Anfängerlaser“, mit einem günstigen Preis und darauf abgestimmt, neue Piloten an das Konzept der Repeater heranzuführen. Die Hoffnung ist, dass Piloten, die einen Bulldog-Repeater als ihre erste Waffe wählen, sich an diesen Waffenstil gewöhnen und bei Klaus &amp; Werner bleiben, wenn es Zeit für ein Upgrade wird statt zu Behring zu wechseln, welche komplett andere Feuerspezifikationen verwenden. </text:p>
      <text:p text:style-name="Standard"/>
      <text:p text:style-name="Standard">Der Bulldog besitzt ein dreiläufiges Waffendesign, das hohe Feuerraten erlaubt und dabei eine gute Präzision beibehält. Der geringe Schaden wird durch den geringen Energieverbrauch kompensiert. Bewertungen des Bulldog-Repeaters sind aber sehr mittelmäßig, es wird von vielen vorgeschlagen sich eine Waffe mit besserer Qualität zu holen, sollte man das Geld besitzen. </text:p>
      <text:p text:style-name="Standard"/>
      <text:p text:style-name="Standard"/>
      <text:p text:style-name="Standard"><text:soft-page-break/>Der CF-117 Badger-Laser-Repeater ist hingegen ein Repeater mit mittlerer Reichweite der als nächstes Upgrade nach dem Bulldog-Repeater gedacht ist. Von einem technischen Standpunkt aus betrachtet ist es einfach nur ein besser kalibrierter Bulldog mit ein paar zusätzlichen StylingElementen um besser zahlende Kunden anzuziehen. Der Badger hat ebenfalls die Energieprobleme des Bulldogs, er produziert nur eine schwache Energie-zu-Schaden Rate. Ernsthafte Verfechter der Repeater überspringen daher oft den Badger in ihrem Upgrade-Prozess, es sei denn ihre Schiffe sind so modifiziert, dass die Nutzung der höher-energetischen Panther-Repeater zu ineffektiv wäre. </text:p>
      <text:p text:style-name="Standard"/>
      <text:p text:style-name="Standard">Der CF-227 Panther-Laser-Repeater ist schließlich die Spitze der Repeater-Serie von Klaus &amp; Werner für kleinere Schiffe. Der Panther übertrifft die Limitierungen des Bulldogs und des Badgers bei weitem und schafft so eine wahre Fire-and-Forget-Waffe mit einer respektablen Rate von Energieverbrauch zu Schaden. Piloten, die es sich leisten können ihre Schiffe mit Panthern auszurüsten, in Bezug auf den Energieverbrauch sowie die Creditkosten, bereuen nur selten ihre Entscheidung. Das größte Hindernis dieser Waffe ist jedoch ihre Energieeffizienz. </text:p>
      <text:p text:style-name="Standard"/>
      <text:p text:style-name="Standard">Mass Driver </text:p>
      <text:p text:style-name="Standard">Klaus &amp; Werners zweite, weniger zelebrierte Reihe von Waffen sind ihre ballistischen Mass Driver. Diese Hartmunition-Waffen sind dazu in der Lage mehrere Typen unterschiedlicher Munition abzufeuern und bieten generell eine bessere Schilddurchdringung im Austausch für die Abhängigkeit eines Munitionsvorrats und eines Nachladevorgangs. Die geringen Energieansprüche sind perfekt für Piloten, die darauf hoffen Energie zu sparen und ihre EM-Signatur zu verringern. Klaus &amp; Werner arbeitet zurzeit an einem Hartmuntion-Mass-Driver mit einem Kaliber von 60mm für den zivilen Markt, so wie an mehreren anderen Projekten unter geheimen Verträgen. Der Hauptkritikpunkt an diesen Waffen ist ihr geringes Magazin, auch wenn es einige inoffizielle Upgrades gibt um das Problem einigermaßen in den Griff zu kriegen. </text:p>
      <text:p text:style-name="Standard"/>
      <text:p text:style-name="Standard">Auch wenn die Mass-Driver-Serie einen langsamen Start hatte, so haben die vergangenen Jahre eine jährliche Vervierfachung der Verkäufe aufweisen können. Der Grund dafür liegt wahrscheinlich in den immer häufigeren Attacken der Vanduul auf die Randkolonien, verbunden mit der Auffassung, dass ein Mass Driver einfach mehr Schaden als ein einfacher Laser bei einer Scythe anrichten kann. Obwohl militärische Beobachtungen die These nicht wirklich stützen, so hat sich diese Auffassung in der Bevölkerung doch durchgesetzt und die Randkolonien übernehmen die Mass Driver für ihre Miliztruppen in großen Stückzahlen. </text:p>
      <text:p text:style-name="Standard"/>
      <text:p text:style-name="Standard">Kleine Waffen </text:p>
      <text:p text:style-name="Standard">Das bekannteste Gerät aus dem Haus Klaus &amp; Werner ist die Model II Arclight, ein handlicher Laser, der als Nebenwaffe von Kyle Fenris aus der Hitserie „The Frontier“ bekannt geworden ist. Fenris zuverlässige Arclight war so sehr mit dem Charakter verbunden, dass die Produzenten der Serie dazu gezwungen waren einen Lizenzvertrag mit VOLT zu schließen, nachdem Reaktionen der Fans auf einen Wechsel der Waffe die Bewertungen einbrechen ließ. So wurde das Modell II Arclight extrem populär auf dem Zivilmarkt. Es ist eine Waffe die höchstwahrscheinlich unter dem Kopfkissen zu finden ist oder in Spielzeugform in den Händen von Kindern in einem Spiel „Vanduuls und Sternenhelden“.</text:p>
      <text:p text:style-name="Standard"/>
      <text:p text:style-name="Standard">Die andere Seite der Medaille ist, dass die Arclight ein Fashion-Statement geworden ist. Waffenenthusiasten beschimpfen sie auch als solches. Trotzdem ist die Arclight ein hochqualitativer Laser mit dem ohne Zweifel besten Waffe-zu-Optiglas-Link den es auf dem Markt gibt. Arclights sind widerstandsfähig und ihr Mangel an beweglichen Teilen, der Philosophie von Klaus &amp; Werner folgend, bedeutet, das sie in Bedingungen das Überleben garantiert, in denen andere Waffen schon lange eingefroren oder anderweitig unbrauchbar wär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M20S</meta:editing-duration>
    <meta:editing-cycles>3</meta:editing-cycles>
    <meta:generator>OpenOffice/4.1.6$Win32 OpenOffice.org_project/416m1$Build-9790</meta:generator>
    <dc:date>2020-11-16T13:40:34.37</dc:date>
    <meta:document-statistic meta:table-count="0" meta:image-count="0" meta:object-count="0" meta:page-count="2" meta:paragraph-count="18" meta:word-count="1023" meta:character-count="7335"/>
    <dc:creator>Frank K.F Biedermann</dc:creator>
    <meta:user-defined meta:name="Info 1"/>
    <meta:user-defined meta:name="Info 2"/>
    <meta:user-defined meta:name="Info 3"/>
    <meta:user-defined meta:name="Info 4"/>
  </office:meta>
</office:document-meta>
</file>